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000000019F6C9D65E0BD79496D.png" manifest:media-type="image/png"/>
  <manifest:file-entry manifest:full-path="Pictures/10000201000001AD000000FF0CDB08EFD05D6E6C.png" manifest:media-type="image/png"/>
  <manifest:file-entry manifest:full-path="Pictures/100002010000038E0000017C9FDE9ABEF502E0CB.png" manifest:media-type="image/png"/>
  <manifest:file-entry manifest:full-path="Pictures/100000000000000800000008AD0D62E7CA543F83.png" manifest:media-type="image/png"/>
  <manifest:file-entry manifest:full-path="Pictures/100000000000000800000008B2AA4E6A4F6D2D73.png" manifest:media-type="image/png"/>
  <manifest:file-entry manifest:full-path="Pictures/10000000000000080000000894642C6FA714473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ff4f5" draw:textarea-horizontal-align="justify" draw:textarea-vertical-align="middle" draw:auto-grow-height="false" fo:min-height="17.149cm" fo:min-width="18.5cm"/>
    </style:style>
    <style:style style:name="gr2" style:family="graphic" style:parent-style-name="objectwithoutfill">
      <style:graphic-properties draw:stroke="dash" draw:stroke-dash="Fine_20_Dashed" svg:stroke-width="0.106cm" svg:stroke-color="#b3b3b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3" style:family="graphic" style:parent-style-name="standard">
      <style:graphic-properties draw:stroke="none" draw:fill-color="#00888a" draw:textarea-horizontal-align="justify" draw:textarea-vertical-align="top" draw:auto-grow-height="false" fo:min-height="1.817cm" fo:min-width="3.157cm"/>
    </style:style>
    <style:style style:name="gr4" style:family="graphic" style:parent-style-name="standard">
      <style:graphic-properties draw:stroke="none" svg:stroke-width="0.353cm" svg:stroke-color="#00888a" draw:marker-start-width="0.677cm" draw:marker-end-width="0.677cm" draw:stroke-linejoin="miter" draw:fill="solid" draw:fill-color="#ffffff"/>
    </style:style>
    <style:style style:name="gr5" style:family="graphic" style:parent-style-name="standard">
      <style:graphic-properties draw:stroke="solid" svg:stroke-width="0.035cm" svg:stroke-color="#00888a" draw:marker-start-width="0.093cm" draw:marker-end-width="0.093cm" draw:stroke-linejoin="miter" draw:fill="solid" draw:fill-color="#ffffff" fo:padding-top="0.142cm" fo:padding-bottom="0.142cm" fo:padding-left="0.267cm" fo:padding-right="0.26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0.657cm" fo:min-width="1.1cm"/>
    </style:style>
    <style:style style:name="gr9" style:family="graphic" style:parent-style-name="standard">
      <style:graphic-properties draw:stroke="none" svg:stroke-color="#000000" draw:fill="none" draw:fill-color="#ffffff" draw:textarea-horizontal-align="left" draw:auto-grow-height="true" draw:auto-grow-width="false" fo:min-height="0.657cm" fo:min-width="0.844cm"/>
    </style:style>
    <style:style style:name="gr10" style:family="graphic" style:parent-style-name="standard">
      <style:graphic-properties draw:stroke="none" svg:stroke-color="#000000" draw:fill="none" draw:fill-color="#ffffff" draw:textarea-horizontal-align="left" draw:auto-grow-height="true" draw:auto-grow-width="false" fo:min-height="0.657cm" fo:min-width="0.784cm"/>
    </style:style>
    <style:style style:name="gr11" style:family="graphic" style:parent-style-name="standard">
      <style:graphic-properties draw:stroke="none" svg:stroke-color="#000000" draw:fill="none" draw:fill-color="#ffffff" draw:textarea-horizontal-align="left" draw:auto-grow-height="true" draw:auto-grow-width="false" fo:min-height="0.657cm" fo:min-width="0.512cm"/>
    </style:style>
    <style:style style:name="gr12" style:family="graphic" style:parent-style-name="standard">
      <style:graphic-properties draw:stroke="none" svg:stroke-width="0.263cm" draw:stroke-linejoin="miter" draw:fill="solid" draw:fill-color="#ffffff"/>
    </style:style>
    <style:style style:name="gr13" style:family="graphic" style:parent-style-name="standard">
      <style:graphic-properties draw:stroke="none" draw:fill-color="#00b6bd" draw:textarea-horizontal-align="justify" draw:textarea-vertical-align="top" draw:auto-grow-height="false" fo:min-height="1.817cm" fo:min-width="3.157cm"/>
    </style:style>
    <style:style style:name="gr14" style:family="graphic" style:parent-style-name="standard">
      <style:graphic-properties draw:stroke="none" draw:fill="solid" draw:fill-color="#ffffff"/>
    </style:style>
    <style:style style:name="gr15" style:family="graphic" style:parent-style-name="objectwithoutfill">
      <style:graphic-properties draw:stroke="solid" draw:stroke-dash="Fine_20_Dashed" svg:stroke-width="0.106cm" svg:stroke-color="#00888a" draw:marker-start="" draw:marker-start-width="0.359cm" draw:marker-end="" draw:marker-end-width="0.359cm" draw:fill="none" draw:textarea-vertical-align="middle" fo:padding-top="0.178cm" fo:padding-bottom="0.178cm" fo:padding-left="0.303cm" fo:padding-right="0.303cm"/>
    </style:style>
    <style:style style:name="P1" style:family="paragraph">
      <loext:graphic-properties draw:fill="solid" draw:fill-color="#dff4f5"/>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00888a"/>
      <style:paragraph-properties fo:text-align="center"/>
      <style:text-properties fo:color="#ffffff" style:font-name="Roboto Slab" fo:font-size="14pt" fo:font-weight="bold" style:font-size-asian="14pt" style:font-weight-asian="bold" style:font-size-complex="14pt" style:font-weight-complex="bold"/>
    </style:style>
    <style:style style:name="P5" style:family="paragraph">
      <loext:graphic-properties draw:fill="solid" draw:fill-color="#ffffff"/>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text-properties fo:color="#b3b3b3" style:font-name="Roboto Slab" fo:font-size="14pt" style:font-size-asian="14pt" style:font-size-complex="14pt"/>
    </style:style>
    <style:style style:name="P8" style:family="paragraph">
      <style:paragraph-properties fo:text-align="end"/>
    </style:style>
    <style:style style:name="P9" style:family="paragraph">
      <loext:graphic-properties draw:fill="none" draw:fill-color="#ffffff"/>
      <style:paragraph-properties fo:text-align="end"/>
      <style:text-properties fo:color="#b3b3b3" style:font-name="Roboto Slab" fo:font-size="14pt" style:font-size-asian="14pt" style:font-size-complex="14pt"/>
    </style:style>
    <style:style style:name="P10" style:family="paragraph">
      <loext:graphic-properties draw:fill-color="#00b6bd"/>
      <style:paragraph-properties fo:text-align="center"/>
      <style:text-properties fo:color="#ffffff" style:font-name="Roboto Slab" fo:font-size="14pt" fo:font-weight="bold" style:font-size-asian="14pt" style:font-weight-asian="bold" style:font-size-complex="14pt" style:font-weight-complex="bold"/>
    </style:style>
    <style:style style:name="P11" style:family="paragraph">
      <loext:graphic-properties draw:fill="none" draw:fill-color="#ffffff"/>
      <style:paragraph-properties fo:text-align="end"/>
      <style:text-properties fo:color="#00888a" style:font-name="Roboto Slab" fo:font-size="14pt" fo:font-weight="bold" style:font-size-asian="14pt" style:font-weight-asian="bold" style:font-size-complex="14pt" style:font-weight-complex="bold"/>
    </style:style>
    <style:style style:name="T1" style:family="text">
      <style:text-properties fo:color="#ffffff" style:font-name="Roboto Slab" fo:font-size="14pt" fo:font-weight="bold" style:font-size-asian="14pt" style:font-weight-asian="bold" style:font-size-complex="14pt" style:font-weight-complex="bold"/>
    </style:style>
    <style:style style:name="T2" style:family="text">
      <style:text-properties fo:color="#b3b3b3" style:font-name="Roboto Slab" fo:font-size="14pt" style:font-size-asian="14pt" style:font-size-complex="14pt"/>
    </style:style>
    <style:style style:name="T3" style:family="text">
      <style:text-properties fo:color="#00888a" style:font-name="Roboto Slab"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17.399cm" svg:x="1cm" svg:y="1.508cm">
          <text:p/>
          <draw:enhanced-geometry svg:viewBox="0 0 21600 21600" draw:type="rectangle" draw:enhanced-path="M 0 0 L 21600 0 21600 21600 0 21600 0 0 Z N"/>
        </draw:custom-shape>
        <draw:line draw:style-name="gr2" draw:text-style-name="P2" draw:layer="layout" svg:x1="10.702cm" svg:y1="2.524cm" svg:x2="10.702cm" svg:y2="18.272cm">
          <text:p/>
        </draw:line>
        <draw:line draw:style-name="gr2" draw:text-style-name="P2" draw:layer="layout" svg:x1="1cm" svg:y1="10.606cm" svg:x2="20cm" svg:y2="10.606cm">
          <text:p/>
        </draw:line>
        <draw:g>
          <draw:custom-shape draw:style-name="gr3" draw:text-style-name="P4" draw:layer="layout" svg:width="3.657cm" svg:height="2.067cm" svg:x="3.566cm" svg:y="9.573cm">
            <text:p text:style-name="P3"><text:span text:style-name="T1">Architecture</text:span></text:p>
            <draw:enhanced-geometry svg:viewBox="0 0 21600 21600" draw:mirror-horizontal="false" draw:mirror-vertical="false" draw:type="rectangle" draw:enhanced-path="M 0 0 L 21600 0 21600 21600 0 21600 0 0 Z N"/>
          </draw:custom-shape>
          <draw:g>
            <draw:path draw:style-name="gr4" draw:text-style-name="P5" draw:layer="layout" svg:width="0.096cm" svg:height="0.428cm" svg:x="3.904cm" svg:y="10.585cm" svg:viewBox="0 0 97 429" svg:d="M0 429v-429h97v18c-53 4-55 8-55 46v302c0 38 1 41 55 46v17z">
              <text:p/>
            </draw:path>
            <draw:path draw:style-name="gr4" draw:text-style-name="P5" draw:layer="layout" svg:width="0.096cm" svg:height="0.428cm" svg:x="4.059cm" svg:y="10.585cm" svg:viewBox="0 0 97 429" svg:d="M0 429v-429h97v18c-53 4-55 8-55 46v302c0 38 1 41 55 46v17z">
              <text:p/>
            </draw:path>
            <draw:path draw:style-name="gr4" draw:text-style-name="P5" draw:layer="layout" svg:width="0.096cm" svg:height="0.428cm" svg:x="4.574cm" svg:y="10.585cm" svg:viewBox="0 0 97 429" svg:d="M0 429v-17c53-5 55-8 55-46v-302c0-39-2-42-55-46v-18h97v429z">
              <text:p/>
            </draw:path>
            <draw:path draw:style-name="gr4" draw:text-style-name="P5" draw:layer="layout" svg:width="0.096cm" svg:height="0.428cm" svg:x="4.729cm" svg:y="10.585cm" svg:viewBox="0 0 97 429" svg:d="M0 429v-17c53-5 55-8 55-46v-302c0-39-2-42-55-46v-18h97v429z">
              <text:p/>
            </draw:path>
            <draw:path draw:style-name="gr4" draw:text-style-name="P5" draw:layer="layout" svg:width="0.631cm" svg:height="0.612cm" svg:x="4.042cm" svg:y="10.476cm" svg:viewBox="0 0 632 613" svg:d="M41 374c-7 22 16 41 35 43-7 7-18 7-26 12 14 34 57 41 88 31-27 25-50 56-55 91 1 2 6 2 9 2 33 1 63-15 88-36 9 25-18 36-38 39 22 30 62 11 76-16-2 19-5 39-9 59 34 0 64-23 75-56 5 19 2 40-6 57 12 9 38 3 47-7 9-12 17-28 22-42 10 20 21 40 22 62 37-7 48-50 46-81 19 29 47 57 82 66 11-36-5-77-27-107 12 1 28 0 37 10 8 8 8 23 10 34 36-19 15-65-11-82 20 6 40 11 60 19 3-28-10-58-32-74 15 2 32 11 43 22 14-11 2-46-3-54-6-8-16-19-26-27 22-4 43-11 66-6-1-30-18-44-38-55-11-2-20-7-31-8 33-13 70-30 87-63-34-17-75-17-110-2 4-37 28-33 52-30-11-34-52-31-75-15 11-14 18-37 31-49-32-11-71-2-94 26 4-21 13-44 31-57-26-28-65-2-84 20 0-22-5-45 3-67-40-5-63 28-71 61-7-35-25-71-52-94-22 29-26 67-19 101-27-3-21-33-16-52-37 5-39 49-23 75-15-12-31-25-46-37-7 14-12 30-11 47-6-4-6-13-11-18-33 18-21 61-5 86-21-6-44-9-63-23-16 32 9 71 37 87-38-4-72 3-106 20 11 18 35 36 55 44-7 3-29-6-35-4 0 2 33 51 74 47-11 20-41 14-53 1z">
              <text:p/>
            </draw:path>
            <draw:path draw:style-name="gr5" draw:text-style-name="P5" draw:layer="layout" svg:width="0.25cm" svg:height="0.25cm" svg:x="4.241cm" svg:y="10.676cm" svg:viewBox="0 0 251 251" svg:d="M251 125c0 23-5 43-17 63s-26 34-46 46-40 17-63 17-42-5-62-17-35-26-46-46c-12-20-17-40-17-63s5-42 17-62c11-20 26-35 46-46 20-12 39-17 62-17s43 5 63 17c20 11 34 26 46 46s17 39 17 62z">
              <text:p/>
            </draw:path>
            <draw:path draw:style-name="gr4" draw:text-style-name="P5" draw:layer="layout" svg:width="1.015cm" svg:height="0.112cm" svg:x="3.867cm" svg:y="11.147cm" svg:viewBox="0 0 1016 113" svg:d="M587 113h-35l-9-23h-49l-9 23h-35l50-112h37zM535 71l-16-41-17 41zM435 113h-33v-112h33zM381 59c0 11-3 20-7 27s-9 13-14 17c-8 7-20 10-34 10h-2-58v-112h46c7 0 13 0 18 1s9 2 13 3 8 3 11 4c2 2 5 4 7 6 4 3 7 6 10 11 3 4 5 9 7 15 2 5 3 11 3 18zM346 57c0-9-1-16-5-21-3-5-8-8-12-10-5-2-10-3-15-3h-15v67h15c8 0 16-3 23-7 6-4 9-13 9-26zM243 113h-84v-112h82v22h-49v21h47v22h-47v24h51zM130 113h-34v-65l-30 37h-3l-30-37v65h-33v-112h31l34 42 35-42h30zM1016 112h-34v-112h34zM967 112h-41l-43-52v52h-33v-112h33v50l41-50h36l-41 52zM821 112h-34v-112h34zM772 0l-49 113h-19l-29-66-30 66h-20l-47-113h35l23 62 27-62h24l26 62 24-62z">
              <text:p/>
            </draw:path>
          </draw:g>
          <draw:frame draw:style-name="gr6" draw:text-style-name="P2" draw:layer="layout" svg:width="1.524cm" svg:height="0.635cm" svg:x="5.391cm" svg:y="10.551cm">
            <draw:image xlink:href="Pictures/100002010000038E0000017C9FDE9ABEF502E0CB.png" xlink:type="simple" xlink:show="embed" xlink:actuate="onLoad">
              <text:p/>
            </draw:image>
          </draw:frame>
        </draw:g>
        <draw:frame draw:name="Picture 47" draw:style-name="gr7" draw:text-style-name="P6" draw:layer="layout" svg:width="1.992cm" svg:height="1.185cm" svg:x="9.622cm" svg:y="9.848cm">
          <draw:image xlink:href="Pictures/10000201000001AD000000FF0CDB08EFD05D6E6C.png" xlink:type="simple" xlink:show="embed" xlink:actuate="onLoad">
            <text:p/>
          </draw:image>
        </draw:frame>
        <draw:frame draw:style-name="gr8" draw:text-style-name="P7" draw:layer="layout" svg:width="2.018cm" svg:height="0.907cm" svg:x="1.014cm" svg:y="10.547cm">
          <draw:text-box>
            <text:p><text:span text:style-name="T2">Before</text:span></text:p>
          </draw:text-box>
        </draw:frame>
        <draw:frame draw:style-name="gr9" draw:text-style-name="P7" draw:layer="layout" svg:width="1.696cm" svg:height="0.907cm" svg:x="18.018cm" svg:y="10.547cm">
          <draw:text-box>
            <text:p><text:span text:style-name="T2">After</text:span></text:p>
          </draw:text-box>
        </draw:frame>
        <draw:frame draw:style-name="gr10" draw:text-style-name="P7" draw:layer="layout" svg:width="1.62cm" svg:height="0.907cm" svg:x="10.885cm" svg:y="17.616cm">
          <draw:text-box>
            <text:p><text:span text:style-name="T2">Near</text:span></text:p>
          </draw:text-box>
        </draw:frame>
        <draw:frame draw:style-name="gr11" draw:text-style-name="P9" draw:layer="layout" svg:width="1.277cm" svg:height="0.907cm" svg:x="10.885cm" svg:y="2.417cm">
          <draw:text-box>
            <text:p text:style-name="P8"><text:span text:style-name="T2">Far</text:span></text:p>
          </draw:text-box>
        </draw:frame>
        <draw:g>
          <draw:custom-shape draw:style-name="gr3" draw:text-style-name="P4" draw:layer="layout" svg:width="3.657cm" svg:height="2.067cm" svg:x="13.853cm" svg:y="9.573cm">
            <text:p text:style-name="P3"><text:span text:style-name="T1">Law</text:span></text:p>
            <draw:enhanced-geometry svg:viewBox="0 0 21600 21600" draw:mirror-horizontal="false" draw:mirror-vertical="false" draw:type="rectangle" draw:enhanced-path="M 0 0 L 21600 0 21600 21600 0 21600 0 0 Z N"/>
          </draw:custom-shape>
          <draw:g>
            <draw:polygon draw:style-name="gr12" draw:text-style-name="P5" draw:layer="layout" svg:width="0.451cm" svg:height="0.507cm" svg:x="14.335cm" svg:y="10.462cm" svg:viewBox="0 0 452 508" draw:points="4,379 221,507 221,507 222,507 222,507 223,508 223,508 224,508 225,508 225,508 226,508 226,508 227,508 227,508 228,507 229,507 229,507 230,507 447,379 448,378 449,377 449,377 450,376 450,375 451,375 451,374 451,373 451,373 452,372 452,371 452,370 452,370 451,369 451,368 451,367 451,367 450,366 234,4 233,4 233,3 233,3 232,3 232,2 231,2 231,1 230,1 230,1 229,1 229,0 228,0 228,0 227,0 227,0 226,0 226,0 225,0 224,0 224,0 223,0 223,1 222,1 222,1 221,1 221,2 220,2 220,3 220,3 219,3 219,4 219,4 1,367 1,368 1,369 0,369 0,370 0,371 0,372 0,372 0,372 0,373 0,373 0,374 0,374 1,375 1,375 1,376 2,377 2,378 3,378">
              <text:p/>
            </draw:polygon>
            <draw:polygon draw:style-name="gr12" draw:text-style-name="P5" draw:layer="layout" svg:width="0.451cm" svg:height="0.324cm" svg:x="14.335cm" svg:y="10.883cm" svg:viewBox="0 0 452 325" draw:points="438,1 226,127 13,2 13,1 12,1 11,1 11,1 10,1 9,1 8,1 8,1 7,1 6,1 5,1 5,2 4,2 3,2 3,3 2,3 2,4 1,5 1,5 1,6 0,7 0,7 0,8 0,9 0,10 0,10 0,11 0,12 1,13 1,13 1,14 2,15 218,321 219,321 219,322 219,322 220,322 220,323 221,323 221,323 222,324 222,324 223,324 223,324 224,324 224,324 225,325 225,325 226,325 226,325 227,325 227,324 228,324 228,324 229,324 229,324 230,324 230,323 231,323 231,323 231,322 232,322 232,322 233,321 233,321 450,14 451,13 451,13 451,12 451,11 452,11 452,10 452,9 452,8 452,8 452,7 451,6 451,5 451,5 450,4 450,3 449,3 449,2 448,2 448,1 447,1 446,1 446,0 445,0 444,0 443,0 443,0 442,0 441,0 441,0 440,1 439,1">
              <text:p/>
            </draw:polygon>
          </draw:g>
          <draw:polygon draw:style-name="gr12" draw:text-style-name="P5" draw:layer="layout" svg:width="0.053cm" svg:height="0.053cm" svg:x="16.473cm" svg:y="10.335cm" svg:viewBox="0 0 54 54" draw:points="27,54 0,54 0,0 54,0 54,54">
            <text:p/>
          </draw:polygon>
          <draw:polygon draw:style-name="gr12" draw:text-style-name="P5" draw:layer="layout" svg:width="0.053cm" svg:height="0.053cm" svg:x="16.473cm" svg:y="11.297cm" svg:viewBox="0 0 54 54" draw:points="27,54 0,54 0,0 54,0 54,54">
            <text:p/>
          </draw:polygon>
          <draw:polygon draw:style-name="gr12" draw:text-style-name="P5" draw:layer="layout" svg:width="0.053cm" svg:height="0.053cm" svg:x="16.121cm" svg:y="11.143cm" svg:viewBox="0 0 54 54" draw:points="27,54 0,54 0,0 54,0 54,54">
            <text:p/>
          </draw:polygon>
          <draw:polygon draw:style-name="gr12" draw:text-style-name="P5" draw:layer="layout" svg:width="0.053cm" svg:height="0.053cm" svg:x="16.811cm" svg:y="11.143cm" svg:viewBox="0 0 54 54" draw:points="27,54 0,54 0,0 54,0 54,54">
            <text:p/>
          </draw:polygon>
          <draw:polygon draw:style-name="gr12" draw:text-style-name="P5" draw:layer="layout" svg:width="0.053cm" svg:height="0.053cm" svg:x="16.121cm" svg:y="10.482cm" svg:viewBox="0 0 54 54" draw:points="27,54 0,54 0,0 54,0 54,54">
            <text:p/>
          </draw:polygon>
          <draw:polygon draw:style-name="gr12" draw:text-style-name="P5" draw:layer="layout" svg:width="0.053cm" svg:height="0.053cm" svg:x="16.811cm" svg:y="10.482cm" svg:viewBox="0 0 54 54" draw:points="27,54 0,54 0,0 54,0 54,54">
            <text:p/>
          </draw:polygon>
          <draw:polygon draw:style-name="gr12" draw:text-style-name="P5" draw:layer="layout" svg:width="0.053cm" svg:height="0.053cm" svg:x="15.986cm" svg:y="10.811cm" svg:viewBox="0 0 54 54" draw:points="27,54 0,54 0,0 54,0 54,54">
            <text:p/>
          </draw:polygon>
          <draw:polygon draw:style-name="gr12" draw:text-style-name="P5" draw:layer="layout" svg:width="0.053cm" svg:height="0.053cm" svg:x="16.961cm" svg:y="10.811cm" svg:viewBox="0 0 54 54" draw:points="27,54 0,54 0,0 54,0 54,54">
            <text:p/>
          </draw:polygon>
          <draw:path draw:style-name="gr12" draw:text-style-name="P5" draw:layer="layout" svg:width="0.115cm" svg:height="0.209cm" svg:x="16.008cm" svg:y="10.57cm" svg:viewBox="0 0 116 210" svg:d="M76 3c-40 61-65 128-75 201l-1 6h32l1-5c10-70 36-138 76-197l7-8h-37z">
            <text:p/>
          </draw:path>
          <draw:path draw:style-name="gr12" draw:text-style-name="P5" draw:layer="layout" svg:width="0.113cm" svg:height="0.214cm" svg:x="16.007cm" svg:y="10.897cm" svg:viewBox="0 0 114 215" svg:d="M32 5l-1-5h-31l1 6c10 75 34 143 74 206l2 3h37l-7-9c-40-60-66-129-75-201z">
            <text:p/>
          </draw:path>
          <draw:path draw:style-name="gr12" draw:text-style-name="P5" draw:layer="layout" svg:width="0.114cm" svg:height="0.208cm" svg:x="16.878cm" svg:y="10.572cm" svg:viewBox="0 0 115 209" svg:d="M82 204l1 5h32l-1-6c-11-73-36-140-75-201l-2-2h-37l6 8c39 58 66 126 76 196z">
            <text:p/>
          </draw:path>
          <draw:path draw:style-name="gr12" draw:text-style-name="P5" draw:layer="layout" svg:width="0.113cm" svg:height="0.215cm" svg:x="16.879cm" svg:y="10.897cm" svg:viewBox="0 0 114 216" svg:d="M83 0l-1 5c-9 72-36 142-76 201l-6 10h37l2-2c40-63 65-132 74-207l1-6z">
            <text:p/>
          </draw:path>
          <draw:path draw:style-name="gr12" draw:text-style-name="P5" draw:layer="layout" svg:width="0.248cm" svg:height="0.104cm" svg:x="16.558cm" svg:y="10.35cm" svg:viewBox="0 0 249 105" svg:d="M196 104l1 1h52l-13-10c-67-51-147-83-230-94l-6-1v32l5 1c69 9 133 32 191 71z">
            <text:p/>
          </draw:path>
          <draw:path draw:style-name="gr12" draw:text-style-name="P5" draw:layer="layout" svg:width="0.25cm" svg:height="0.104cm" svg:x="16.191cm" svg:y="10.35cm" svg:viewBox="0 0 251 105" svg:d="M14 95l-14 10h53l1-1c59-39 123-62 192-71l5-1v-32l-6 1c-84 11-164 43-231 94z">
            <text:p/>
          </draw:path>
          <draw:path draw:style-name="gr12" draw:text-style-name="P5" draw:layer="layout" svg:width="0.254cm" svg:height="0.107cm" svg:x="16.557cm" svg:y="11.229cm" svg:viewBox="0 0 255 108" svg:d="M202 1c-59 39-126 65-197 75l-5 1v31l6-1c86-11 167-44 235-96l14-11z">
            <text:p/>
          </draw:path>
          <draw:path draw:style-name="gr12" draw:text-style-name="P5" draw:layer="layout" svg:width="0.255cm" svg:height="0.107cm" svg:x="16.187cm" svg:y="11.229cm" svg:viewBox="0 0 256 108" svg:d="M54 1l-2-1h-52l14 11c68 52 150 85 235 96l7 1v-31l-6-2c-70-10-139-36-196-74z">
            <text:p/>
          </draw:path>
          <draw:path draw:style-name="gr12" draw:text-style-name="P5" draw:layer="layout" svg:width="0.311cm" svg:height="0.525cm" svg:x="16.333cm" svg:y="10.578cm" svg:viewBox="0 0 312 526" svg:d="M312 355c0-1 0-59-49-90l-7-4 6-4c0 0 47-33 49-101 0-56-45-101-101-102h-5v-54h-44v54h-45v-54h-44v54h-72v43h74v328h-74v43h72v58h44v-58h45v58h44v-58h5c58-6 102-55 102-113zM117 98h86c36 0 65 29 65 65s-29 65-65 65h-86zM203 422h-86v-132h86c36 0 65 30 65 65 0 36-28 67-65 67z">
            <text:p/>
          </draw:path>
          <draw:path draw:style-name="gr12" draw:text-style-name="P5" draw:layer="layout" svg:width="0.113cm" svg:height="0.17cm" svg:x="16.703cm" svg:y="10.616cm" svg:viewBox="0 0 114 171" svg:d="M87 73c15-5 27-19 27-36 0-20-17-37-37-37s-37 17-37 37c0 17 12 30 26 36v77h-66v21h86v-98zM61 38c0-9 7-16 16-16 8 0 16 7 16 16 0 8-8 16-16 16-9 0-16-8-16-16z">
            <text:p/>
          </draw:path>
          <draw:path draw:style-name="gr12" draw:text-style-name="P5" draw:layer="layout" svg:width="0.113cm" svg:height="0.17cm" svg:x="16.704cm" svg:y="10.891cm" svg:viewBox="0 0 114 171" svg:d="M86 98v-98h-86v21h66v78c-14 4-26 19-26 36 0 20 17 36 37 36s37-16 37-36c-1-19-13-33-28-37zM76 148c-9 0-16-7-16-15 0-9 7-16 16-16 8 0 16 7 16 16s-8 15-16 15z">
            <text:p/>
          </draw:path>
          <draw:path draw:style-name="gr12" draw:text-style-name="P5" draw:layer="layout" svg:width="0.165cm" svg:height="0.073cm" svg:x="16.703cm" svg:y="10.806cm" svg:viewBox="0 0 166 74" svg:d="M129 0c-16 0-30 12-35 26h-94v21h94c4 15 19 27 35 27 20 0 37-17 37-37s-17-37-37-37zM129 53c-8 0-15-8-15-16 0-9 7-16 15-16 9 0 16 7 16 16 0 8-6 16-16 16z">
            <text:p/>
          </draw:path>
          <draw:path draw:style-name="gr12" draw:text-style-name="P5" draw:layer="layout" svg:width="0.113cm" svg:height="0.17cm" svg:x="16.19cm" svg:y="10.616cm" svg:viewBox="0 0 114 171" svg:d="M27 171h87v-21h-67v-77c15-5 27-19 27-36 0-20-17-37-37-37s-37 17-37 37c0 17 12 30 26 36v98zM38 54c-9 0-16-8-16-16 0-9 7-16 16-16 8 0 16 7 16 16 0 8-8 16-16 16z">
            <text:p/>
          </draw:path>
          <draw:path draw:style-name="gr12" draw:text-style-name="P5" draw:layer="layout" svg:width="0.113cm" svg:height="0.17cm" svg:x="16.191cm" svg:y="10.889cm" svg:viewBox="0 0 114 171" svg:d="M0 135c0 20 17 36 37 36s37-16 37-36c0-17-12-31-27-36v-78h67v-21h-87v98c-15 6-27 20-27 37zM21 135c0-9 7-16 16-16 8 0 16 7 16 16 0 8-8 15-16 15-9 0-16-6-16-15z">
            <text:p/>
          </draw:path>
          <draw:path draw:style-name="gr12" draw:text-style-name="P5" draw:layer="layout" svg:width="0.165cm" svg:height="0.073cm" svg:x="16.138cm" svg:y="10.806cm" svg:viewBox="0 0 166 74" svg:d="M0 37c0 20 17 37 37 37 17 0 30-12 36-27h93v-21h-93c-5-14-19-26-36-26-21 0-37 16-37 37zM20 37c0-9 7-16 16-16 8 0 16 7 16 16 0 8-8 16-16 16-9 0-16-8-16-16z">
            <text:p/>
          </draw:path>
        </draw:g>
        <draw:g>
          <draw:custom-shape draw:style-name="gr13" draw:text-style-name="P10" draw:layer="layout" svg:width="3.657cm" svg:height="2.067cm" svg:x="8.874cm" svg:y="14.792cm">
            <text:p text:style-name="P3"><text:span text:style-name="T1">Market</text:span></text:p>
            <draw:enhanced-geometry svg:viewBox="0 0 21600 21600" draw:mirror-horizontal="false" draw:mirror-vertical="false" draw:type="rectangle" draw:enhanced-path="M 0 0 L 21600 0 21600 21600 0 21600 0 0 Z N"/>
          </draw:custom-shape>
          <draw:g>
            <draw:path draw:style-name="gr14" draw:text-style-name="P5" draw:layer="layout" svg:width="0.674cm" svg:height="0.671cm" svg:x="10.38cm" svg:y="15.668cm" svg:viewBox="0 0 675 672" svg:d="M572 458l-111-26-30-57 146-127c43 16 72 58 72 104 0 48-31 91-77 106zM489 590c-18 0-35-6-49-17l22-115 102 24c3 9 4 18 4 28 0 44-35 80-79 80zM414 573c-31 46-82 73-138 73-92 0-167-75-167-167 0-11 1-22 3-33l146-131 148 67 33 63zM26 321c0-48 32-92 77-106l111 26 26 55-142 129c-43-17-72-58-72-104zM186 83c18 0 35 6 49 16l-22 115-101-24c-4-8-5-18-5-27 0-44 35-80 79-80zM261 99c31-45 83-72 138-72 92 0 166 75 166 167 0 11-1 22-3 32l-149 131-148-67-28-62zM675 352c0-56-35-106-88-125 3-12 4-24 4-36 0-105-86-191-191-191-61 0-119 30-155 79-17-14-39-21-62-21-55 0-101 45-101 101 0 12 2 24 7 35-53 19-89 70-89 126 0 57 35 107 88 126-2 12-3 24-3 36 0 105 85 190 190 190 62 0 119-29 155-79 17 14 39 22 62 22 55 0 101-46 101-102 0-12-2-24-6-35 52-19 88-69 88-126z">
              <text:p/>
            </draw:path>
            <draw:path draw:style-name="gr14" draw:text-style-name="P5" draw:layer="layout" svg:width="0.134cm" svg:height="0.17cm" svg:x="10.298cm" svg:y="16.492cm" svg:viewBox="0 0 135 171" svg:d="M110 76c0-20-3-34-9-43-7-8-17-12-32-12s-26 4-33 13-11 23-11 42zM119 147l10-1v20c-25 3-46 5-64 5-24 0-40-7-50-20-10-14-15-36-15-64 0-58 23-87 69-87 22 0 39 6 49 19 11 12 17 31 17 58l-1 19h-109c0 18 3 31 10 40 6 9 18 13 34 13 17 0 33 0 50-2z">
              <text:p/>
            </draw:path>
            <draw:polygon draw:style-name="gr14" draw:text-style-name="P5" draw:layer="layout" svg:width="0.024cm" svg:height="0.216cm" svg:x="10.467cm" svg:y="16.445cm" svg:viewBox="0 0 25 217" draw:points="0,0 25,0 25,217 0,217">
              <text:p/>
            </draw:polygon>
            <draw:path draw:style-name="gr14" draw:text-style-name="P5" draw:layer="layout" svg:width="0.146cm" svg:height="0.17cm" svg:x="10.521cm" svg:y="16.492cm" svg:viewBox="0 0 147 171" svg:d="M25 120c0 20 9 30 25 30 15 0 30-2 44-7l8-3v-54l-49 5c-10 0-17 3-21 8-5 5-7 12-7 21zM127 53v83c0 8 20 8 20 8l-1 22c-17 0-32 1-40-7-20 9-40 12-60 12-15 0-26-4-34-13-8-8-12-21-12-37s4-27 12-35 21-12 38-14l52-5v-14c0-11-2-19-7-24s-12-7-20-7h-65v-22h63c19 0 33 4 41 13 8 8 13 22 13 40z">
              <text:p/>
            </draw:path>
            <draw:path draw:style-name="gr14" draw:text-style-name="P5" draw:layer="layout" svg:width="0.123cm" svg:height="0.17cm" svg:x="10.683cm" svg:y="16.492cm" svg:viewBox="0 0 124 171" svg:d="M61 22c-24 0-36 8-36 25 0 8 2 13 8 16 5 4 18 7 37 10 20 4 34 8 42 15 8 6 12 17 12 34s-5 29-16 37-27 12-48 12c-13 0-59-5-59-5l2-21c26 2 44 4 57 4s23-2 29-6c7-4 10-11 10-20 0-10-2-16-8-20-6-3-18-6-38-10-19-3-33-7-41-13s-12-17-12-33 6-28 17-36c11-7 25-11 42-11 14 0 60 3 60 3v22c-24-1-44-3-58-3z">
              <text:p/>
            </draw:path>
            <draw:path draw:style-name="gr14" draw:text-style-name="P5" draw:layer="layout" svg:width="0.101cm" svg:height="0.217cm" svg:x="10.826cm" svg:y="16.445cm" svg:viewBox="0 0 102 218" svg:d="M100 72h-52v78c0 19 1 32 4 38 3 5 9 8 19 8l30-2 1 21c-14 2-25 3-33 3-17 0-29-4-36-12-6-8-10-24-10-48v-86h-23v-22h23v-50h25v50h52z">
              <text:p/>
            </draw:path>
            <draw:path draw:style-name="gr14" draw:text-style-name="P5" draw:layer="layout" svg:width="0.024cm" svg:height="0.215cm" svg:x="10.96cm" svg:y="16.445cm" svg:viewBox="0 0 25 216" svg:d="M0 50h25v166h-25zM0 0h25v29h-25z">
              <text:p/>
            </draw:path>
            <draw:path draw:style-name="gr14" draw:text-style-name="P5" draw:layer="layout" svg:width="0.113cm" svg:height="0.17cm" svg:x="11.023cm" svg:y="16.492cm" svg:viewBox="0 0 114 171" svg:d="M69 0c7 0 19 1 36 4l8 1-1 20c-17-2-30-3-39-3-18 0-31 4-38 13-6 9-10 26-10 50s3 40 10 50c6 9 19 14 39 14l39-3 1 20c-21 4-36 5-46 5-26 0-44-7-53-20-10-13-15-35-15-66s5-54 16-66c10-13 28-19 53-19z">
              <text:p/>
            </draw:path>
          </draw:g>
        </draw:g>
        <draw:g>
          <draw:custom-shape draw:style-name="gr13" draw:text-style-name="P10" draw:layer="layout" svg:width="3.657cm" svg:height="2.067cm" svg:x="8.874cm" svg:y="4.191cm">
            <text:p text:style-name="P3"><text:span text:style-name="T1">Norm</text:span></text:p>
            <draw:enhanced-geometry svg:viewBox="0 0 21600 21600" draw:mirror-horizontal="false" draw:mirror-vertical="false" draw:type="rectangle" draw:enhanced-path="M 0 0 L 21600 0 21600 21600 0 21600 0 0 Z N"/>
          </draw:custom-shape>
          <draw:frame draw:style-name="gr6" draw:text-style-name="P2" draw:layer="layout" svg:width="2.64cm" svg:height="0.856cm" svg:x="9.282cm" svg:y="5.081cm">
            <draw:image xlink:href="Pictures/10000201000005000000019F6C9D65E0BD79496D.png" xlink:type="simple" xlink:show="embed" xlink:actuate="onLoad">
              <text:p/>
            </draw:image>
          </draw:frame>
        </draw:g>
        <draw:line draw:style-name="gr15" draw:text-style-name="P2" draw:layer="layout" svg:x1="1cm" svg:y1="1.381cm" svg:x2="1cm" svg:y2="20.05cm">
          <text:p/>
        </draw:line>
        <draw:line draw:style-name="gr15" draw:text-style-name="P2" draw:layer="layout" svg:x1="20cm" svg:y1="18.907cm" svg:x2="-0.016cm" svg:y2="18.87cm">
          <text:p/>
        </draw:line>
        <draw:frame draw:style-name="gr9" draw:text-style-name="P11" draw:layer="layout" svg:width="1.778cm" svg:height="0.907cm" svg:x="18.256cm" svg:y="17.997cm">
          <draw:text-box>
            <text:p text:style-name="P8"><text:span text:style-name="T3">Time</text:span></text:p>
          </draw:text-box>
        </draw:frame>
        <draw:frame draw:style-name="gr9" draw:text-style-name="P11" draw:layer="layout" svg:width="2.413cm" svg:height="0.907cm" draw:transform="rotate (1.5707963267949) translate (1.036cm 3.54cm)">
          <draw:text-box>
            <text:p text:style-name="P8"><text:span text:style-name="T3">Spa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_35__20_Percent" draw:display-name="5 Percent" xlink:href="Pictures/100000000000000800000008B2AA4E6A4F6D2D73.png" xlink:type="simple" xlink:show="embed" xlink:actuate="onLoad"/>
    <draw:fill-image draw:name="Vertical" xlink:href="Pictures/10000000000000080000000894642C6FA7144733.png" xlink:type="simple" xlink:show="embed" xlink:actuate="onLoad"/>
    <draw:fill-image draw:name="Zig_20_Zag" draw:display-name="Zig Zag" xlink:href="Pictures/100000000000000800000008AD0D62E7CA543F83.png" xlink:type="simple" xlink:show="embed" xlink:actuate="onLoad"/>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meta:initial-creator>
    <meta:creation-date>2018-05-14T13:04:47.963932172</meta:creation-date>
    <dc:date>2018-05-14T14:40:24.288791965</dc:date>
    <dc:creator>Alex </dc:creator>
    <meta:editing-duration>PT30M26S</meta:editing-duration>
    <meta:editing-cycles>4</meta:editing-cycles>
    <meta:generator>LibreOffice/6.0.3.2$Linux_X86_64 LibreOffice_project/00m0$Build-2</meta:generator>
    <meta:document-statistic meta:object-count="65"/>
  </office:meta>
</office:document-meta>
</file>